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e0f" officeooo:paragraph-rsid="001e4e0f"/>
    </style:style>
    <style:style style:name="P2" style:family="paragraph" style:parent-style-name="Standard">
      <style:text-properties officeooo:paragraph-rsid="001e4e0f"/>
    </style:style>
    <style:style style:name="P3" style:family="paragraph" style:parent-style-name="Standard">
      <style:text-properties fo:font-size="14pt" fo:font-weight="bold" officeooo:rsid="001e4e0f" officeooo:paragraph-rsid="001e4e0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180c9" officeooo:paragraph-rsid="002180c9" style:font-size-asian="14pt" style:font-weight-asian="bold" style:font-size-complex="14pt" style:font-weight-complex="bold"/>
    </style:style>
    <style:style style:name="T1" style:family="text">
      <style:text-properties officeooo:rsid="001e4e0f"/>
    </style:style>
    <style:style style:name="T2" style:family="text">
      <style:text-properties fo:font-weight="bold" officeooo:rsid="001e4e0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sertation</text:p>
      <text:p text:style-name="P1">Autor: Mohammad Ali Rostami</text:p>
      <text:p text:style-name="P1">Titel: Combining partial Jacobian computation and preconditioning: New heuristics, educational modules, and applications</text:p>
      <text:p text:style-name="P1"/>
      <text:p text:style-name="P4">Gutachter</text:p>
      <text:p text:style-name="P1">Prof. Martin Bücker</text:p>
      <text:p text:style-name="P1">Chair for Advanced Computing</text:p>
      <text:p text:style-name="P1">Department of Mathematics and Computer Science</text:p>
      <text:p text:style-name="P1">FSU Jena</text:p>
      <text:p text:style-name="P1"/>
      <text:p text:style-name="P1">Prof. Trond Steihaug</text:p>
      <text:p text:style-name="P1">Department of Informatics</text:p>
      <text:p text:style-name="P1">University of Bergen</text:p>
      <text:p text:style-name="P1">Postboks 7803</text:p>
      <text:p text:style-name="P1">5020 Bergen</text:p>
      <text:p text:style-name="P1">Norway</text:p>
      <text:p text:style-name="P1"/>
      <text:p text:style-name="P1"/>
      <text:p text:style-name="P3">Komission</text:p>
      <text:p text:style-name="P2"><text:span text:style-name="T2">Vorsitzender: </text:span><text:span text:style-name="T1">Prof. Dr. Andreas Löhne</text:span></text:p>
      <text:p text:style-name="P1">Prof. Martin Mundhenk</text:p>
      <text:p text:style-name="P1">Prof. Martin Bücker</text:p>
      <text:p text:style-name="P1">Prof. Trond Steihaug</text:p>
      <text:p text:style-name="P1">Prof. Clemens Beckstein</text:p>
      <text:p text:style-name="P1">Prof. Gerhard Zumbusch</text:p>
      <text:p text:style-name="P1">Dr. Sören Lau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9:08:40.493590385</meta:creation-date>
    <dc:date>2017-03-30T10:18:38.821404836</dc:date>
    <meta:editing-duration>PT8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72" meta:character-count="529" meta:non-whitespace-character-count="479"/>
  </office:meta>
</office:document-meta>
</file>